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margin-left="-0.5in" fo:margin-right="-0.5in" fo:line-height="115%" fo:text-indent="0in" style:auto-text-indent="false"/>
    </style:style>
    <style:style style:name="P2" style:family="paragraph" style:parent-style-name="Standard">
      <style:paragraph-properties fo:margin-left="-0.5in" fo:margin-right="-0.5in" fo:line-height="115%" fo:text-align="center" style:justify-single-word="false" fo:text-indent="0in" style:auto-text-indent="false">
        <style:tab-stops>
          <style:tab-stop style:position="0.3752in"/>
        </style:tab-stops>
      </style:paragraph-properties>
    </style:style>
    <style:style style:name="P3" style:family="paragraph" style:parent-style-name="Standard">
      <style:paragraph-properties fo:margin-left="-0.5in" fo:margin-right="-0.5in" fo:line-height="115%" fo:text-align="justify" style:justify-single-word="false" fo:text-indent="0in" style:auto-text-indent="false"/>
    </style:style>
    <style:style style:name="P4" style:family="paragraph" style:parent-style-name="Standard">
      <style:paragraph-properties fo:margin-left="-0.5in" fo:margin-right="-0.5in" fo:line-height="115%" fo:text-indent="0in" style:auto-text-indent="false"/>
      <style:text-properties style:font-name="Roboto" fo:font-size="8pt" style:font-name-asian="Roboto1" style:font-size-asian="8pt" style:font-name-complex="Roboto1" style:font-size-complex="8pt"/>
    </style:style>
    <style:style style:name="P5" style:family="paragraph" style:parent-style-name="Standard">
      <style:paragraph-properties fo:margin-left="-0.5in" fo:margin-right="-0.5in" fo:line-height="115%" fo:text-align="justify" style:justify-single-word="false" fo:text-indent="0in" style:auto-text-indent="false"/>
      <style:text-properties style:font-name="Roboto" fo:font-size="8pt" style:font-name-asian="Roboto1" style:font-size-asian="8pt" style:font-name-complex="Roboto1" style:font-size-complex="8pt"/>
    </style:style>
    <style:style style:name="P6" style:family="paragraph" style:parent-style-name="Standard">
      <style:paragraph-properties fo:margin-left="-0.5in" fo:margin-right="-0.5in" fo:line-height="115%" fo:text-align="justify" style:justify-single-word="false" fo:text-indent="0in" style:auto-text-indent="false"/>
      <style:text-properties style:font-name="Roboto" fo:font-size="8pt" fo:font-weight="bold" style:font-name-asian="Roboto1" style:font-size-asian="8pt" style:font-weight-asian="bold" style:font-name-complex="Roboto1" style:font-size-complex="8pt"/>
    </style:style>
    <style:style style:name="P7" style:family="paragraph" style:parent-style-name="Standard">
      <style:paragraph-properties fo:margin-left="-0.5in" fo:margin-right="-0.5in" fo:text-align="justify" style:justify-single-word="false" fo:text-indent="0in" style:auto-text-indent="false"/>
    </style:style>
    <style:style style:name="P8" style:family="paragraph" style:parent-style-name="Standard" style:master-page-name="Standard">
      <style:paragraph-properties fo:margin-left="-0.5in" fo:margin-right="-0.5in" fo:line-height="115%" fo:text-align="center" style:justify-single-word="false" fo:text-indent="0in" style:auto-text-indent="false" style:page-number="1"/>
    </style:style>
    <style:style style:name="P9" style:family="paragraph" style:parent-style-name="Standard" style:list-style-name="WWNum1">
      <style:paragraph-properties fo:margin-left="-0.0626in" fo:margin-right="-0.5in" fo:line-height="115%" fo:text-indent="-0.25in" style:auto-text-indent="false"/>
    </style:style>
    <style:style style:name="P10" style:family="paragraph" style:parent-style-name="Standard" style:list-style-name="WWNum4">
      <style:paragraph-properties fo:margin-left="-0.0626in" fo:margin-right="-0.5in" fo:line-height="115%" fo:text-indent="-0.25in" style:auto-text-indent="false"/>
    </style:style>
    <style:style style:name="P11" style:family="paragraph" style:parent-style-name="Standard" style:list-style-name="WWNum5">
      <style:paragraph-properties fo:margin-left="-0.0626in" fo:margin-right="-0.5in" fo:line-height="115%" fo:text-indent="-0.25in" style:auto-text-indent="false"/>
    </style:style>
    <style:style style:name="P12" style:family="paragraph" style:parent-style-name="Standard" style:list-style-name="WWNum7">
      <style:paragraph-properties fo:margin-left="-0.0626in" fo:margin-right="-0.5in" fo:line-height="115%" fo:text-indent="-0.25in" style:auto-text-indent="false"/>
    </style:style>
    <style:style style:name="P13" style:family="paragraph" style:parent-style-name="Standard" style:list-style-name="WWNum2">
      <style:paragraph-properties fo:margin-left="-0.0626in" fo:margin-right="-0.5in" fo:line-height="115%" fo:text-indent="-0.25in" style:auto-text-indent="false"/>
    </style:style>
    <style:style style:name="P14" style:family="paragraph" style:parent-style-name="Standard" style:list-style-name="WWNum6">
      <style:paragraph-properties fo:margin-left="-0.0626in" fo:margin-right="-0.5in" fo:line-height="115%" fo:text-indent="-0.25in" style:auto-text-indent="false"/>
    </style:style>
    <style:style style:name="P15" style:family="paragraph" style:parent-style-name="Standard" style:list-style-name="WWNum3">
      <style:paragraph-properties fo:margin-left="-0.0626in" fo:margin-right="-0.5in" fo:line-height="115%" fo:text-indent="-0.25in" style:auto-text-indent="false"/>
    </style:style>
    <style:style style:name="P16" style:family="paragraph">
      <loext:graphic-properties draw:fill="solid" draw:fill-color="#a0a0a0"/>
      <style:paragraph-properties fo:text-align="center"/>
    </style:style>
    <style:style style:name="T1" style:family="text">
      <style:text-properties fo:color="#434343" style:font-name="Roboto" fo:font-size="14pt" fo:font-weight="bold" style:font-name-asian="Roboto1" style:font-size-asian="14pt" style:font-weight-asian="bold" style:font-name-complex="Roboto1" style:font-size-complex="14pt"/>
    </style:style>
    <style:style style:name="T2" style:family="text">
      <style:text-properties style:font-name="Roboto" fo:font-size="8pt" style:font-name-asian="Roboto1" style:font-size-asian="8pt" style:font-name-complex="Roboto1" style:font-size-complex="8pt"/>
    </style:style>
    <style:style style:name="T3" style:family="text">
      <style:text-properties style:font-name="Roboto" fo:font-size="8pt" fo:font-weight="bold" style:font-name-asian="Roboto1" style:font-size-asian="8pt" style:font-weight-asian="bold" style:font-name-complex="Roboto1" style:font-size-complex="8pt"/>
    </style:style>
    <style:style style:name="T4" style:family="text">
      <style:text-properties style:font-name="Roboto" fo:font-size="8pt" fo:font-style="italic" style:font-name-asian="Roboto1" style:font-size-asian="8pt" style:font-style-asian="italic" style:font-name-complex="Roboto1" style:font-size-complex="8pt"/>
    </style:style>
    <style:style style:name="T5" style:family="text">
      <style:text-properties fo:color="#1155cc" style:font-name="Roboto" fo:font-size="8pt" style:text-underline-style="solid" style:text-underline-width="auto" style:text-underline-color="font-color" style:font-name-asian="Roboto1" style:font-size-asian="8pt" style:font-name-complex="Roboto1" style:font-size-complex="8pt"/>
    </style:style>
    <style:style style:name="T6" style:family="text">
      <style:text-properties fo:font-size="8pt" style:font-size-asian="8pt" style:font-size-complex="8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James Kenneth Seconde, BA</text:span></text:p>
      <text:p text:style-name="P2"><text:span text:style-name="T2">07738066610 <text:s text:c="4"/>Birmingham, UK <text:s text:c="4"/></text:span><text:a xlink:type="simple" xlink:href="https://twitter.com/secondej" text:style-name="ListLabel_20_64" text:visited-style-name="ListLabel_20_64"><text:span text:style-name="T5">@secondej</text:span></text:a><text:span text:style-name="T2"> <text:s text:c="4"/></text:span><text:a xlink:type="simple" xlink:href="https://www.linkedin.com/in/secondej/" text:style-name="ListLabel_20_64" text:visited-style-name="ListLabel_20_64"><text:span text:style-name="T5">linkedin.com/in/seconde</text:span></text:a><text:span text:style-name="T2">j <text:s text:c="4"/></text:span><text:a xlink:type="simple" xlink:href="mailto:jim@thefusionhub.com" text:style-name="ListLabel_20_64" text:visited-style-name="ListLabel_20_64"><text:span text:style-name="T5">jim@thefusionhub.com</text:span></text:a><text:span text:style-name="T6"> <text:s text:c="3"/></text:span><text:a xlink:type="simple" xlink:href="https://devtheatre.net/" text:style-name="ListLabel_20_64" text:visited-style-name="ListLabel_20_64"><text:span text:style-name="T5">https://devtheatre.net</text:span></text:a></text:p>
      <text:p text:style-name="P4"/>
      <text:p text:style-name="P1"><text:span text:style-name="T3">PERSONAL STATEMENT</text:span></text:p>
      <text:p text:style-name="P1"><draw:rect text:anchor-type="as-char" style:rel-width="100%" draw:z-index="0" draw:style-name="gr1" draw:text-style-name="P16" svg:width="0.0012in" svg:height="0.0213in"><text:p/></draw:rect></text:p>
      <text:p text:style-name="P3"><text:span text:style-name="T2">An experienced Developer Advocate looking for a new role. <text:s/>After spending 10 years doing technical management in a theatre whilst simultaneously starting a tech career in business intelligence, I moved into backend web development. I am now a passionate advocate for developers and tech culture. With a dissertation in standup comedy theory and knowledge of web development/cloud/analytics, I am well placed to promote your product, write technical documentation and to build a community that uses and feeds back to its owners/maintainers.</text:span></text:p>
      <text:p text:style-name="P4"/>
      <text:p text:style-name="P1"><text:span text:style-name="T3">COMPETENCIES</text:span></text:p>
      <text:p text:style-name="P1"><draw:rect text:anchor-type="as-char" style:rel-width="100%" draw:z-index="1" draw:style-name="gr1" draw:text-style-name="P16" svg:width="0.0012in" svg:height="0.0213in"><text:p/></draw:rect></text:p>
      <text:p text:style-name="P7"><text:span text:style-name="T3">Community &amp; Speaking</text:span></text:p>
      <text:p text:style-name="P7"><text:span text:style-name="T2">Created PHP usergroup for city as it was absent. Joined meetup/conference Fusion as organizer and host to grow the brand and bring in international Developer Advocate speakers. Created a board of peers to oversee and grow the tech ecosystem in the city. Free consultant to new developers looking for contacts or to start their careers in development. Currently on tour in the UK speaking, regular conference delegate in the UK. </text:span></text:p>
      <text:p text:style-name="P6"/>
      <text:p text:style-name="P3"><text:span text:style-name="T3">Software Development</text:span></text:p>
      <text:p text:style-name="P3"><text:span text:style-name="T2">4 years experience in both large-scaled (Symfony) and microserviced (Laravel) PHP frameworks. 10 years SQL experience. Vue and React for frontend work in JS., Node for command line tool authoring. Experience in various other regular supporting technologies such as REST, SOAP, Apache Solr, GraphQL, MariaDB.</text:span></text:p>
      <text:p text:style-name="P5"/>
      <text:p text:style-name="P3"><text:span text:style-name="T3">DevOps</text:span></text:p>
      <text:p text:style-name="P3"><text:span text:style-name="T2">Currently AWS architecture ops such as EC2, Aurora, Cloudwatch, S3, Laravel Forge. Experience in various deployment pipeline tooling such as Jenkins, Docker, Bitbucket, Github, Gitlab, Papertrail, Loggly.</text:span></text:p>
      <text:p text:style-name="P5"/>
      <text:p text:style-name="P3"><text:span text:style-name="T3">Documentation &amp; Process</text:span></text:p>
      <text:p text:style-name="P3"><text:span text:style-name="T2">4 years experience delivering handover documentation in Markdown, technical documentation for agency clients &amp; users, technical blog articles for current employer. Currently using notion.so for internal docs, previously extensive use of JIRA, Trello, Asana and Basecamp for client communication or sprint organisation and/or Scrum planning/standups/retrospectives. </text:span></text:p>
      <text:p text:style-name="P4"/>
      <text:p text:style-name="P1"><text:span text:style-name="T3">EMPLOYMENT HISTORY</text:span></text:p>
      <text:p text:style-name="P1"><draw:rect text:anchor-type="as-char" style:rel-width="100%" draw:z-index="2" draw:style-name="gr1" draw:text-style-name="P16" svg:width="0.0012in" svg:height="0.0213in"><text:p/></draw:rect></text:p>
      <text:p text:style-name="P1"><text:span text:style-name="T3">Developer Advocate</text:span><text:span text:style-name="T2">, EastsideCo, 2018-present, </text:span><text:span text:style-name="T4">Birmingham</text:span></text:p>
      <text:list xml:id="list813041428" text:style-name="WWNum1">
        <text:list-item>
          <text:p text:style-name="P9"><text:span text:style-name="T2">Created Developer Relations project, transforming company tooling in preparation for release</text:span></text:p>
        </text:list-item>
        <text:list-item>
          <text:p text:style-name="P9"><text:soft-page-break/><text:span text:style-name="T2">Maintenance of open source libraries</text:span></text:p>
        </text:list-item>
        <text:list-item>
          <text:p text:style-name="P9"><text:span text:style-name="T2">Microservices in AWS, Laravel, Vue.js</text:span></text:p>
        </text:list-item>
      </text:list>
      <text:p text:style-name="P1"><text:span text:style-name="T3">Co-Organiser/Host</text:span><text:span text:style-name="T2">, Fusion Meetup, 2018-present, </text:span><text:span text:style-name="T4">Birmingham</text:span></text:p>
      <text:p text:style-name="P1"><text:span text:style-name="T3">Host &amp; Coach</text:span><text:span text:style-name="T2">, Codebar Birmingham, 2018-present, Birmingham</text:span></text:p>
      <text:list xml:id="list402315779" text:style-name="WWNum4">
        <text:list-item>
          <text:p text:style-name="P10"><text:span text:style-name="T2">Hosting a regular group for minorities to break into coding using mentor tutorship</text:span></text:p>
        </text:list-item>
      </text:list>
      <text:p text:style-name="P1"><text:span text:style-name="T3">Creator/Host/Speaker</text:span><text:span text:style-name="T2">, brumPHP, 2017-present, </text:span><text:span text:style-name="T4">Birmingham</text:span></text:p>
      <text:list xml:id="list3212871846" text:style-name="WWNum5">
        <text:list-item>
          <text:p text:style-name="P11"><text:span text:style-name="T2">Networking with and being a part of the global PHP usergroup community</text:span></text:p>
        </text:list-item>
      </text:list>
      <text:p text:style-name="P1"><text:span text:style-name="T3">Software Engineer</text:span><text:span text:style-name="T2">, Bluetel, 2017-2018, </text:span><text:span text:style-name="T4">Birmingham</text:span></text:p>
      <text:list xml:id="list1172983478" text:style-name="WWNum7">
        <text:list-item>
          <text:p text:style-name="P12"><text:span text:style-name="T2">Full stack for large project with major international journalism organisation </text:span></text:p>
        </text:list-item>
      </text:list>
      <text:p text:style-name="P1"><text:span text:style-name="T3">Software Engineer</text:span><text:span text:style-name="T2">, CampaignAmp, 2016-2017 </text:span><text:span text:style-name="T4">London/Remote</text:span></text:p>
      <text:list xml:id="list1857955959" text:style-name="WWNum2">
        <text:list-item>
          <text:p text:style-name="P13"><text:span text:style-name="T2">Product development in music industry extensively using Spotify’s API for major international film studio using Symfony</text:span></text:p>
        </text:list-item>
      </text:list>
      <text:p text:style-name="P1"><text:span text:style-name="T3">Technical Manager</text:span><text:span text:style-name="T2">, Rosemary Branch Theatre, 2011-2016, </text:span><text:span text:style-name="T4">London</text:span></text:p>
      <text:list xml:id="list1338385269" text:style-name="WWNum6">
        <text:list-item>
          <text:p text:style-name="P14"><text:span text:style-name="T2">Lighting designs, sound design, stage management with sole responsibility for theatre’s resources</text:span></text:p>
        </text:list-item>
      </text:list>
      <text:p text:style-name="P1"><text:span text:style-name="T3">Data Analyst</text:span><text:span text:style-name="T2">, Registry Trust Limited, 2007-2016, </text:span><text:span text:style-name="T4">London</text:span></text:p>
      <text:list xml:id="list2168442251" text:style-name="WWNum3">
        <text:list-item>
          <text:p text:style-name="P15"><text:span text:style-name="T2">Technical documentation, data analysis, authored automated statistics system to refactor years of legacy systems</text:span></text:p>
        </text:list-item>
      </text:list>
      <text:p text:style-name="P4"/>
      <text:p text:style-name="P1"><text:span text:style-name="T3">EDUCATION</text:span></text:p>
      <text:p text:style-name="P1"><draw:rect text:anchor-type="as-char" style:rel-width="100%" draw:z-index="3" draw:style-name="gr1" draw:text-style-name="P16" svg:width="0.0012in" svg:height="0.0213in"><text:p/></draw:rect></text:p>
      <text:p text:style-name="P1"><text:span text:style-name="T2">2005 - 2007, </text:span><text:span text:style-name="T3">BA (Hons) Theatre Studies, Communication &amp; English Theatre 2:1</text:span><text:span text:style-name="T2">, </text:span><text:span text:style-name="T4">University of Chester</text:span></text:p>
      <text:p text:style-name="P1"><text:span text:style-name="T2">1997 - 2002, </text:span><text:span text:style-name="T3">3 A2 Level (BBC), 9 GCSE(A-C)</text:span><text:span text:style-name="T2">, </text:span><text:span text:style-name="T4">Repton School</text:span></text:p>
      <text:p text:style-name="P4"/>
      <text:p text:style-name="P1"><text:span text:style-name="T3">PERSONAL</text:span></text:p>
      <text:p text:style-name="P1"><draw:rect text:anchor-type="as-char" style:rel-width="100%" draw:z-index="4" draw:style-name="gr1" draw:text-style-name="P16" svg:width="0.0012in" svg:height="0.0213in"><text:p/></draw:rect></text:p>
      <text:p text:style-name="P1"><text:span text:style-name="T2">Being a</text:span><text:span text:style-name="T2"><office:annotation office:name="__Annotation__80_2263866222"><dc:creator>Matt Rose</dc:creator><dc:date>2019-09-16T16:25:56</dc:date><text:p><text:span text:style-name="T7">Being a vinyl collector...</text:span></text:p></office:annotation></text:span><text:span text:style-name="T2"> vinyl collector since 1999 has seen me DJ over the years. Enthusiast for independent board games, independent video games and a flair for admittedly average international cooking.</text:span><office:annotation-end office:name="__Annotation__80_2263866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fo:font-family="Roboto" style:font-family-generic="roman" style:font-pitch="variable" fo:font-size="8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fo:font-size="8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fo:font-size="8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fo:font-size="8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fo:font-size="8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fo:font-size="8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Roboto" fo:font-family="Roboto" style:font-family-generic="roman" style:font-pitch="variable" fo:font-size="8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font-name="Roboto" fo:font-family="Roboto" style:font-family-generic="roman" style:font-pitch="variable" fo:font-size="8pt" style:text-underline-style="solid" style:text-underline-width="auto" style:text-underline-color="font-color" style:font-name-asian="Roboto1" style:font-family-asian="Roboto" style:font-family-generic-asian="system" style:font-pitch-asian="variable" style:font-size-asian="8pt" style:font-name-complex="Roboto1" style:font-family-complex="Roboto" style:font-family-generic-complex="system"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1" meta:word-count="502" meta:character-count="3647" meta:non-whitespace-character-count="3167"/>
    <meta:generator>LibreOfficeDev/6.0.5.2$Linux_X86_64 LibreOffice_project/</meta:generator>
  </office:meta>
</office:document-meta>
</file>